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svg:font-family="'WenQuanYi Micro Hei'" style:font-family-generic="modern" style:font-pitch="fixed"/>
    <style:font-face style:name="ZapfHumnst BT" svg:font-family="'ZapfHumnst BT'" style:font-adornments="Italic" style:font-pitch="variable"/>
    <style:font-face style:name="ZapfHumnst Dm BT" svg:font-family="'ZapfHumnst Dm BT'" style:font-adornments="Demi" style:font-pitch="variable"/>
    <style:font-face style:name="ZapfHumnst Dm BT1" svg:font-family="'ZapfHumnst Dm BT'" style:font-adornments="Demi Italic" style:font-pitch="variable"/>
    <style:font-face style:name="ZapfHumnst Ult BT" svg:font-family="'ZapfHumnst Ult BT'" style:font-adornments="Ultra" style:font-pitch="variable"/>
    <style:font-face style:name="Adobe Garamond Pro" svg:font-family="'Adobe Garamond Pro'" style:font-adornments="Regular"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Contents_20_1">
      <style:paragraph-properties>
        <style:tab-stops>
          <style:tab-stop style:position="6.5in" style:type="right" style:leader-style="dotted" style:leader-text="."/>
        </style:tab-stops>
      </style:paragraph-properties>
    </style:style>
    <style:style style:name="P4" style:family="paragraph" style:parent-style-name="Contents_20_2">
      <style:paragraph-properties>
        <style:tab-stops>
          <style:tab-stop style:position="6.3035in" style:type="right" style:leader-style="dotted" style:leader-text="."/>
        </style:tab-stops>
      </style:paragraph-properties>
    </style:style>
    <style:style style:name="P5" style:family="paragraph" style:parent-style-name="Contents_20_3">
      <style:paragraph-properties>
        <style:tab-stops>
          <style:tab-stop style:position="6.1071in" style:type="right" style:leader-style="dotted" style:leader-text="."/>
        </style:tab-stops>
      </style:paragraph-properties>
    </style:style>
    <style:style style:name="P6" style:family="paragraph" style:parent-style-name="Text_20_body_20_indent" style:list-style-name="L2"/>
    <style:style style:name="P7" style:family="paragraph" style:parent-style-name="Text_20_body_20_indent" style:list-style-name="L4"/>
    <style:style style:name="P8" style:family="paragraph" style:parent-style-name="Text_20_body" style:list-style-name="L1"/>
    <style:style style:name="P9" style:family="paragraph" style:parent-style-name="Text_20_body" style:list-style-name="L3"/>
    <style:style style:name="P10" style:family="paragraph" style:parent-style-name="Title" style:master-page-name="First_20_Page">
      <style:paragraph-properties style:page-number="auto"/>
    </style:style>
    <style:style style:name="P11" style:family="paragraph" style:parent-style-name="Heading_20_3">
      <style:paragraph-properties fo:break-before="page"/>
    </style:style>
    <style:style style:name="P12" style:family="paragraph" style:parent-style-name="Heading_20_4">
      <style:paragraph-properties fo:margin-left="0.6in" fo:margin-right="0.3in" fo:text-indent="-0.3in" style:auto-text-indent="false"/>
    </style:style>
    <style:style style:name="P13" style:family="paragraph" style:parent-style-name="Heading_20_5">
      <style:paragraph-properties fo:margin-left="0.6in" fo:margin-right="0.3in" fo:text-indent="-0.3in"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itle>Paul Prince's Multi-Programming Executive</text:title></text:p>
      <text:p text:style-name="Subtitle"><text:user-defined style:data-style-name="N0" text:name="Subtitle">User's Manual</text:user-defined></text:p>
      <text:p text:style-name="Subtitle">(For Version <text:user-defined style:data-style-name="N0" text:name="MPX_Version">R1</text:user-define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3">Introduction<text:tab/>3</text:p>
          <text:p text:style-name="P3">Using the MPX Shell<text:tab/>4</text:p>
          <text:p text:style-name="P4">Overview<text:tab/>4</text:p>
          <text:p text:style-name="P4">MPX Shell Commands<text:tab/>4</text:p>
          <text:p text:style-name="P5">The “help” Command<text:tab/>4</text:p>
          <text:p text:style-name="P5">The “commands” Command<text:tab/>5</text:p>
          <text:p text:style-name="P5">The “exit” Command<text:tab/>5</text:p>
          <text:p text:style-name="P5">The “version” Command<text:tab/>6</text:p>
          <text:p text:style-name="P5">The “date” Command<text:tab/>6</text:p>
          <text:p text:style-name="P5">The “ls” Command<text:tab/>7</text:p>
        </text:index-body>
      </text:table-of-content>
      <text:p text:style-name="Text_20_body"/>
      <text:h text:style-name="Heading_20_1" text:outline-level="1">Introduction</text:h>
      <text:p text:style-name="Text_20_body">The Multi-Programming Executive (MPX) is a project undertaken by students of Computer Science 450 at West Virginia University. It is similar to an operating system, but does not implement nearly all of the features and functions required of a complete (even if primitive) operating system; instead it is expected to run on top of Microsoft DOS or Windows.</text:p>
      <text:p text:style-name="Text_20_body">The project is iterative, so this version of this MPX is not yet feature-complete.</text:p>
      <text:p text:style-name="Text_20_body">This manual is intended to allow a hypothetical user with no previous knowledge of the MPX project the ability to use MPX system.</text:p>
      <text:p text:style-name="Text_20_body">Like the rest of the project, this manual will continue to improve as the course progresses.</text:p>
      <text:h text:style-name="Heading_20_1" text:outline-level="1">Getting Started</text:h>
      <text:h text:style-name="Heading_20_2" text:outline-level="2">Obtaining MPX</text:h>
      <text:p text:style-name="Text_20_body">The source code for this MPX is available online via Git; to download it, see:</text:p>
      <text:list xml:id="list737043127" text:style-name="L1">
        <text:list-item>
          <text:p text:style-name="P8"><text:a xlink:type="simple" xlink:href="http://github.com/pprince/cs450/tree/master/mpx">http://github.com/pprince/cs450/tree/master/mpx</text:a></text:p>
        </text:list-item>
      </text:list>
      <text:p text:style-name="Text_20_body">Currently, binary (ready-for-use) versions are not distributed.</text:p>
      <text:h text:style-name="Heading_20_2" text:outline-level="2">System Requirements</text:h>
      <text:p text:style-name="Text_20_body">This MPX is designed to run on Microsoft Windows XP. It may work without modification on MS-DOS or on more recent versions of Microsoft Windows, but such configurations are untested and unsupported.</text:p>
      <text:h text:style-name="Heading_20_2" text:outline-level="2">Starting MPX</text:h>
      <text:p text:style-name="Text_20_body">To start MPX, simply run the <text:span text:style-name="Teletype">mpx.exe</text:span> program. This program accepts no arguments, but any arguments given will be ignored (i.e., no error will be printed about them.)</text:p>
      <text:p text:style-name="Text_20_body">If all goes well, you will find yourself at the MPX shell prompt; see the next section for where to go from here!</text:p>
      <text:h text:style-name="Heading_20_3" text:outline-level="3">Caveat: Current Working Directory</text:h>
      <text:p text:style-name="Text_20_body_20_indent">You must invoke MPX with the correct working directory! MPX expects that it will be run from the same directory that contains the <text:span text:style-name="Teletype">mpx.exe</text:span> file; it references other files using relative path names.</text:p>
      <text:p text:style-name="Text_20_body_20_indent">You might end up invoking MPX from the incorrect working directory from the shell (example: typing “<text:span text:style-name="Teletype">../mpx.exe</text:span>” or “<text:span text:style-name="Teletype">./mpx/mpx.exe</text:span>”), or by using a mis-configured shortcut.</text:p>
      <text:p text:style-name="Text_20_body_20_indent">If MPX is not started with the correct working directory path, you may encounter errors such as:</text:p>
      <text:list xml:id="list1978389878" text:style-name="L2">
        <text:list-item>
          <text:p text:style-name="P6">The <text:span text:style-name="Teletype">help</text:span> command claiming that there is no help for any commands you try, even valid ones.</text:p>
        </text:list-item>
        <text:list-item>
          <text:p text:style-name="P6">The <text:span text:style-name="Teletype">ls</text:span> command returning an error even when given with no arguments.</text:p>
        </text:list-item>
      </text:list>
      <text:h text:style-name="Heading_20_1" text:outline-level="1">The MPX Shell</text:h>
      <text:p text:style-name="Text_20_body">MPX implements a command-line user interface (CLUI) or “shell” similar to that of MS-DOS or Unix. You type commands (some of which accept arguments), and the results are printed to your terminal.</text:p>
      <text:p text:style-name="Text_20_body">MPX displays a prompt when it is ready to accept commands; by default the prompt is “<text:span text:style-name="Teletype">MPX$</text:span>”.</text:p>
      <text:p text:style-name="Text_20_body">In the following example command line, “<text:span text:style-name="Teletype">date</text:span>” is the MPX shell command to run, “<text:span text:style-name="Teletype">2008</text:span>” is the first argument to that command, “<text:span text:style-name="Teletype">12</text:span>” is the second argument, and “<text:span text:style-name="Teletype">30</text:span>” is the third argument:</text:p>
      <text:p text:style-name="Text_20_body"><text:tab/><text:span text:style-name="Teletype">MPX$ </text:span><text:span text:style-name="Teletype"><text:span text:style-name="T2">date 2008 12 30</text:span></text:span></text:p>
      <text:p text:style-name="Text_20_body">Not all commands accept arguments. Read below to learn what commands are available, and pay particular attention to the <text:span text:style-name="Teletype">help</text:span> command.</text:p>
      <text:h text:style-name="Heading_20_2" text:outline-level="2">MPX Shell Commands</text:h>
      <text:p text:style-name="Text_20_body">These commands are available in version <text:user-defined style:data-style-name="N0" text:name="MPX_Version">R1</text:user-defined> of MPX:</text:p>
      <text:list xml:id="list2077026733" text:style-name="L3">
        <text:list-item>
          <text:p text:style-name="P9"><text:span text:style-name="Teletype">help</text:span></text:p>
        </text:list-item>
        <text:list-item>
          <text:p text:style-name="P9"><text:span text:style-name="Teletype">commands</text:span></text:p>
        </text:list-item>
        <text:list-item>
          <text:p text:style-name="P9"><text:span text:style-name="Teletype">exit</text:span></text:p>
        </text:list-item>
        <text:list-item>
          <text:p text:style-name="P9"><text:span text:style-name="Teletype">version</text:span></text:p>
        </text:list-item>
        <text:list-item>
          <text:p text:style-name="P9"><text:span text:style-name="Teletype">date</text:span></text:p>
        </text:list-item>
        <text:list-item>
          <text:p text:style-name="P9"><text:span text:style-name="Teletype">ls</text:span></text:p>
        </text:list-item>
      </text:list>
      <text:p text:style-name="Text_20_body">Each of the commands are documented in-detail in the following sections.</text:p>
      <text:h text:style-name="Heading_20_3" text:outline-level="3"/>
      <text:h text:style-name="P11" text:outline-level="3">The “help” Command</text:h>
      <text:p text:style-name="Text_20_body"><text:span text:style-name="Teletype">help</text:span> provides online help for users of MPX. This command is useful if you are forced to use MPX without access to this document (<text:span text:style-name="T1">“</text:span><text:span text:style-name="T1"><text:title>Paul Prince's Multi-Programming Executive</text:title></text:span><text:span text:style-name="T1">: </text:span><text:span text:style-name="T1"><text:keywords/></text:span><text:span text:style-name="T1"><text:user-defined style:data-style-name="N0" text:name="Subtitle">User's Manual</text:user-defined></text:span><text:span text:style-name="T1">”</text:span>). It can also be handy when you have simply forgotten the name of a command, or the order of a command's arguments, et cetera.</text:p>
      <text:h text:style-name="P12" text:outline-level="4">Usage</text:h>
      <text:p text:style-name="Text_20_body_20_indent">This command has two different forms, depending on the number of arguments given:</text:p>
      <text:h text:style-name="P13" text:outline-level="5">With no arguments</text:h>
      <text:p text:style-name="Text_20_body_20_indent">If no arguments are given, <text:span text:style-name="Teletype">help</text:span> prints a list of valid commands.</text:p>
      <text:h text:style-name="P13" text:outline-level="5">With 1 argument</text:h>
      <text:p text:style-name="Text_20_body_20_indent">If the name of a valid command is given as an argument, <text:span text:style-name="Teletype">help</text:span> shows the detailed description for that command.</text:p>
      <text:h text:style-name="Heading_20_4" text:outline-level="4">Errors</text:h>
      <text:p text:style-name="Text_20_body_20_indent">If the wrong number of arguments is given, an error saying so will be displayed.</text:p>
      <text:p text:style-name="Text_20_body_20_indent">If a single argument is given but it doesn't match a valid MPX shell command, you will be told that there is no help available for that command name.</text:p>
      <text:p text:style-name="Text_20_body_20_indent">If all commands, even valid ones, return the “no help available” response, check to see if the <text:span text:style-name="Teletype">help/</text:span> subdirectory has been removed or corrupted; MPX stores its online help data there. You may also see this happen if you run MPX from a working directory different from the one that contains the <text:span text:style-name="Teletype">mpx.exe</text:span> file.</text:p>
      <text:h text:style-name="Heading_20_4" text:outline-level="4">Examples</text:h>
      <text:p text:style-name="Text_20_body_20_indent">The following lines demonstrate valid usages of this command:</text:p>
      <text:list xml:id="list1834070856" text:style-name="L4">
        <text:list-item>
          <text:p text:style-name="P7"><text:span text:style-name="Teletype">help</text:span></text:p>
        </text:list-item>
        <text:list-item>
          <text:p text:style-name="P7"><text:span text:style-name="Teletype">help help</text:span></text:p>
        </text:list-item>
        <text:list-item>
          <text:p text:style-name="P7"><text:span text:style-name="Teletype">help version</text:span></text:p>
        </text:list-item>
      </text:list>
      <text:h text:style-name="Heading_20_3" text:outline-level="3"/>
      <text:h text:style-name="P11" text:outline-level="3">The “commands” Command</text:h>
      <text:p text:style-name="Text_20_body"><text:span text:style-name="Teletype">commands</text:span> displays a list of all valid MPX shell commands. This is very similar to calling <text:span text:style-name="Teletype">help</text:span> with no arguments.</text:p>
      <text:h text:style-name="Heading_20_4" text:outline-level="4">Deprecation Warning</text:h>
      <text:p text:style-name="Text_20_body_20_indent">This command has been slated for removal in a future version of MPX; you should use the command <text:span text:style-name="Teletype">help</text:span> instead!</text:p>
      <text:h text:style-name="Heading_20_4" text:outline-level="4">Usage</text:h>
      <text:p text:style-name="Text_20_body_20_indent">This command takes no arguments.</text:p>
      <text:h text:style-name="Heading_20_4" text:outline-level="4">Errors</text:h>
      <text:p text:style-name="Text_20_body_20_indent">This command produces no error messages.</text:p>
      <text:h text:style-name="Heading_20_4" text:outline-level="4">Examples</text:h>
      <text:p text:style-name="Text_20_body_20_indent">Since this command takes no arguments, only the following line represents valid usage:</text:p>
      <text:list xml:id="list2177689269" text:continue-numbering="true" text:style-name="L4">
        <text:list-item>
          <text:p text:style-name="P7"><text:span text:style-name="Teletype">commands</text:span></text:p>
        </text:list-item>
      </text:list>
      <text:h text:style-name="Heading_20_3" text:outline-level="3"/>
      <text:h text:style-name="P11" text:outline-level="3">The “exit” Command</text:h>
      <text:p text:style-name="Text_20_body"><text:span text:style-name="Teletype">exit</text:span> is used to terminate MPX and return to the host environment. After running exit, the user will be prompted “<text:span text:style-name="Teletype">Are you sure you want to terminate MPX? [y/n]</text:span>”. In order to actually exit MPX, you must respond to this prompt by typing “<text:span text:style-name="Teletype">y</text:span>” or “<text:span text:style-name="Teletype">yes</text:span>” (not case-sensitive) and pressing return. Any other input will cancel the exit command and return to the MPX shell prompt.</text:p>
      <text:h text:style-name="Heading_20_4" text:outline-level="4">Usage</text:h>
      <text:p text:style-name="Text_20_body_20_indent">This command takes no arguments.</text:p>
      <text:h text:style-name="Heading_20_4" text:outline-level="4">Errors</text:h>
      <text:p text:style-name="Text_20_body_20_indent">This command is never expected to produce and errors during normal conditions.</text:p>
      <text:h text:style-name="Heading_20_4" text:outline-level="4">Examples</text:h>
      <text:p text:style-name="Text_20_body_20_indent">Since this command takes no arguments, only the following line represents valid usage:</text:p>
      <text:list xml:id="list234929033" text:continue-numbering="true" text:style-name="L4">
        <text:list-item>
          <text:p text:style-name="P7"><text:span text:style-name="Teletype">exit</text:span></text:p>
        </text:list-item>
      </text:list>
      <text:h text:style-name="Heading_20_3" text:outline-level="3"/>
      <text:h text:style-name="P11" text:outline-level="3">The “version” Command</text:h>
      <text:p text:style-name="Text_20_body"><text:span text:style-name="Teletype">version</text:span> displays the version of the MPX software that is running (R1, R2, etc.).</text:p>
      <text:p text:style-name="Text_20_body">The date when the current version was officially submitted for evaluation is also printed.</text:p>
      <text:h text:style-name="Heading_20_4" text:outline-level="4">Usage</text:h>
      <text:p text:style-name="Text_20_body_20_indent">This command takes no arguments.</text:p>
      <text:h text:style-name="Heading_20_4" text:outline-level="4">Errors</text:h>
      <text:p text:style-name="Text_20_body_20_indent">This command produces no error messages.</text:p>
      <text:h text:style-name="Heading_20_4" text:outline-level="4">Examples</text:h>
      <text:p text:style-name="Text_20_body_20_indent">Since this command takes no arguments, only the following line represents valid usage:</text:p>
      <text:list xml:id="list1311029697" text:continue-numbering="true" text:style-name="L4">
        <text:list-item>
          <text:p text:style-name="P7"><text:span text:style-name="Teletype">version</text:span></text:p>
        </text:list-item>
      </text:list>
      <text:h text:style-name="Heading_20_3" text:outline-level="3"/>
      <text:h text:style-name="P11" text:outline-level="3">The “date” Command</text:h>
      <text:p text:style-name="Text_20_body"><text:span text:style-name="Teletype">date</text:span> is used to both view and change the MPX system date.</text:p>
      <text:p text:style-name="Text_20_body">On startup, MPX initializes its internal date from the host environment. You may change the MPX system date at any time by calling the <text:span text:style-name="Teletype">date</text:span> command with three arguments: the new year, month, and day (in that order).</text:p>
      <text:p text:style-name="Text_20_body">Note that the date is never transmitted back to the host environment from MPX, and changes to the MPX system date will not be saved between invocations of MPX.</text:p>
      <text:h text:style-name="P12" text:outline-level="4">Usage</text:h>
      <text:p text:style-name="Text_20_body_20_indent">This command has two different forms, depending on the number of arguments given:</text:p>
      <text:h text:style-name="P13" text:outline-level="5">With no arguments</text:h>
      <text:p text:style-name="Text_20_body_20_indent">If no arguments are given, <text:span text:style-name="Teletype">date</text:span> prints the current MPX system date.</text:p>
      <text:h text:style-name="P13" text:outline-level="5">With 3 arguments</text:h>
      <text:p text:style-name="Text_20_body_20_indent">If you call <text:span text:style-name="Teletype">date</text:span> with three arguments representing a valid date (in order: the year, the month, and the day), the MPX system date will be changed to that date.</text:p>
      <text:h text:style-name="Heading_20_4" text:outline-level="4">Errors</text:h>
      <text:p text:style-name="Text_20_body_20_indent">The user will be notified if any of the following occur: An invalid date was specified by the user, the wrong number of arguments were given to <text:span text:style-name="Teletype">date</text:span>, or an undefined error was encountered in trying to set the date.</text:p>
      <text:h text:style-name="Heading_20_4" text:outline-level="4">Examples</text:h>
      <text:p text:style-name="Text_20_body_20_indent">The following lines demonstrate some valid usages of this command:</text:p>
      <text:list xml:id="list1967794672" text:continue-numbering="true" text:style-name="L4">
        <text:list-item>
          <text:p text:style-name="P7"><text:span text:style-name="Teletype">date</text:span></text:p>
        </text:list-item>
        <text:list-item>
          <text:p text:style-name="P7"><text:span text:style-name="Teletype">date 2010 2 28</text:span></text:p>
        </text:list-item>
        <text:list-item>
          <text:p text:style-name="P7"><text:span text:style-name="Teletype">date 2011 03 15</text:span></text:p>
        </text:list-item>
      </text:list>
      <text:h text:style-name="Heading_20_3" text:outline-level="3"/>
      <text:h text:style-name="P11" text:outline-level="3">The “ls” Command</text:h>
      <text:p text:style-name="Text_20_body"><text:span text:style-name="Teletype">ls</text:span> is used to list MPX files in a given directory. MPX files are executable files suitable for running under MPX.</text:p>
      <text:p text:style-name="Text_20_body">Called without arguments, <text:span text:style-name="Teletype">ls</text:span> will list the MPX files from the default MPX file directory (“<text:span text:style-name="Teletype">./mpx/</text:span>”).</text:p>
      <text:p text:style-name="Text_20_body">Otherwise, specify the path to the desired directory as the first and only argument to <text:span text:style-name="Teletype">ls</text:span>.</text:p>
      <text:p text:style-name="Text_20_body">MPX does not verify that listed files are valid MPX files, but instead assumes that any file whose name ends in “<text:span text:style-name="Teletype">.MPX</text:span>” (not case-sensitive) is a valid MPX file.</text:p>
      <text:h text:style-name="P12" text:outline-level="4">Usage</text:h>
      <text:p text:style-name="Text_20_body_20_indent">This command has two different forms, depending on the number of arguments given:</text:p>
      <text:h text:style-name="P13" text:outline-level="5">With no arguments</text:h>
      <text:p text:style-name="Text_20_body_20_indent">If no arguments are given, <text:span text:style-name="Teletype">ls</text:span> lists the MPX files from the default MPX file directory.</text:p>
      <text:h text:style-name="P13" text:outline-level="5">With 1 argument</text:h>
      <text:p text:style-name="Text_20_body_20_indent">If you call <text:span text:style-name="Teletype">ls</text:span> with one argument representing a valid directory path, then the MPX files in that directory will be listed.</text:p>
      <text:h text:style-name="Heading_20_4" text:outline-level="4">Errors</text:h>
      <text:p text:style-name="Text_20_body_20_indent">The user will be notified if any of the following occur: An invalid directory was specified by the user, the wrong number of arguments were given to <text:span text:style-name="Teletype">ls</text:span>, or an undefined error was encountered in trying to access the specified directory.</text:p>
      <text:p text:style-name="Text_20_body_20_indent">If you receive the “failed to open directory” error even when calling <text:span text:style-name="Teletype">ls</text:span> without arguments, check to see that the “<text:span text:style-name="Teletype">./mpx/</text:span>” directory exists and is not corrupt, that you have appropriate permissions to access it and the files therein, and that you are invoking <text:span text:style-name="Teletype">mpx.exe</text:span> from the correct working directory.</text:p>
      <text:h text:style-name="Heading_20_4" text:outline-level="4">Examples</text:h>
      <text:p text:style-name="Text_20_body_20_indent">The following lines demonstrate some valid usages of this command:</text:p>
      <text:list xml:id="list1389869268" text:continue-numbering="true" text:style-name="L4">
        <text:list-item>
          <text:p text:style-name="P7"><text:span text:style-name="Teletype">ls</text:span></text:p>
        </text:list-item>
        <text:list-item>
          <text:p text:style-name="P7"><text:span text:style-name="Teletype">ls .\somedir</text:span></text:p>
        </text:list-item>
        <text:list-item>
          <text:p text:style-name="P7"><text:span text:style-name="Teletype">ls C:\PROGRA~1\PATH\TO\A\DIR\</text:span></text:p>
        </text:list-item>
      </text:lis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svg:font-family="'WenQuanYi Micro Hei'" style:font-family-generic="modern" style:font-pitch="fixed"/>
    <style:font-face style:name="ZapfHumnst BT" svg:font-family="'ZapfHumnst BT'" style:font-adornments="Italic" style:font-pitch="variable"/>
    <style:font-face style:name="ZapfHumnst Dm BT" svg:font-family="'ZapfHumnst Dm BT'" style:font-adornments="Demi" style:font-pitch="variable"/>
    <style:font-face style:name="ZapfHumnst Dm BT1" svg:font-family="'ZapfHumnst Dm BT'" style:font-adornments="Demi Italic" style:font-pitch="variable"/>
    <style:font-face style:name="ZapfHumnst Ult BT" svg:font-family="'ZapfHumnst Ult BT'" style:font-adornments="Ultra" style:font-pitch="variable"/>
    <style:font-face style:name="Adobe Garamond Pro" svg:font-family="'Adobe Garamond Pro'" style:font-adornments="Regular"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dobe Garamond Pro" fo:font-size="11pt" style:font-weight-asian="normal"/>
    </style:style>
    <style:style style:name="Heading" style:family="paragraph" style:parent-style-name="Standard" style:next-style-name="Text_20_body" style:class="text">
      <style:paragraph-properties fo:margin-top="0.1201in" fo:margin-bottom="0.0201in" style:shadow="none" fo:keep-with-next="always"/>
      <style:text-properties fo:color="#0093d9" style:font-name="ZapfHumnst Dm BT"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master-page-name="">
      <style:paragraph-properties fo:margin-top="0.1201in" fo:margin-bottom="0.1402in" style:page-number="auto" fo:break-before="page" fo:padding-left="0in" fo:padding-right="0in" fo:padding-top="0in" fo:padding-bottom="0.0402in" fo:border-left="none" fo:border-right="none" fo:border-top="none" fo:border-bottom="0.0138in solid #0093d9"/>
      <style:text-properties style:font-name="ZapfHumnst Dm BT" fo:font-size="24pt" fo:font-weight="normal" style:font-size-asian="115%" style:font-weight-asian="normal"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808080" fo:font-style="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808080" fo:font-style="italic"/>
    </style:style>
    <style:style style:name="Title" style:family="paragraph" style:parent-style-name="Heading" style:next-style-name="Subtitle" style:class="chapter">
      <style:paragraph-properties fo:margin-top="2in" fo:margin-bottom="1in" fo:text-align="center" style:justify-single-word="false"/>
      <style:text-properties style:font-name="ZapfHumnst Ult BT" fo:font-size="24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margin-top="0.1201in" fo:margin-bottom="1in" fo:text-align="center" style:justify-single-word="false"/>
      <style:text-properties style:font-name="ZapfHumnst Dm BT1" fo:font-size="24pt" fo:font-style="italic" style:font-size-asian="14pt" style:font-style-asian="italic" style:font-weight-asian="normal" style:font-size-complex="14pt" style:font-style-complex="italic"/>
    </style:style>
    <style:style style:name="Author" style:family="paragraph" style:parent-style-name="Heading" style:next-style-name="Text_20_body">
      <style:paragraph-properties fo:text-align="center" style:justify-single-word="false"/>
      <style:text-properties fo:font-size="16pt"/>
    </style:style>
    <style:style style:name="Heading_20_2" style:display-name="Heading 2" style:family="paragraph" style:parent-style-name="Heading" style:next-style-name="Text_20_body" style:default-outline-level="2" style:class="text">
      <style:paragraph-properties fo:margin-left="0.3in" fo:margin-right="0.5in" fo:margin-top="0.1201in" fo:margin-bottom="0.0799in" fo:text-indent="-0.3in" style:auto-text-indent="false" fo:padding-left="0in" fo:padding-right="0in" fo:padding-top="0in" fo:padding-bottom="0.0201in" fo:border-left="none" fo:border-right="none" fo:border-top="none" fo:border-bottom="0.0071in solid #ff8d00">
        <style:tab-stops/>
      </style:paragraph-properties>
      <style:text-properties fo:color="#ff8d00"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paragraph-properties fo:margin-left="0.6in" fo:margin-right="0.3in" fo:margin-top="0.1201in" fo:margin-bottom="0.0201in" fo:text-indent="-0.6in" style:auto-text-indent="false">
        <style:tab-stops/>
      </style:paragraph-properties>
      <style:text-properties fo:color="#ff8d00" fo:font-size="15pt" style:text-underline-style="none" fo:font-weight="normal" style:font-size-asian="14pt" style:font-weight-asian="normal" style:font-size-complex="14pt" style:font-weight-complex="bold"/>
    </style:style>
    <style:style style:name="Heading_20_4" style:display-name="Heading 4" style:family="paragraph" style:parent-style-name="Heading" style:next-style-name="Text_20_body_20_indent" style:default-outline-level="4" style:class="text">
      <style:paragraph-properties fo:margin-left="0.6in" fo:margin-right="0.3in" fo:text-indent="-0.3in" style:auto-text-indent="false">
        <style:tab-stops/>
      </style:paragraph-properties>
      <style:text-properties style:font-name="ZapfHumnst BT" fo:font-size="14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paragraph-properties fo:margin-left="0.6in" fo:margin-right="0.3in" fo:text-indent="-0.3in" style:auto-text-indent="false">
        <style:tab-stops/>
      </style:paragraph-properties>
      <style:text-properties style:font-name="ZapfHumnst BT" fo:font-size="12pt" fo:font-style="italic" fo:font-weight="normal" style:font-size-asian="85%" style:font-weight-asian="normal" style:font-size-complex="85%" style:font-weight-complex="bold"/>
    </style:style>
    <style:style style:name="Heading_20_6" style:display-name="Heading 6" style:family="paragraph" style:parent-style-name="Heading" style:next-style-name="Text_20_body_20_indent" style:default-outline-level="6" style:class="text">
      <style:paragraph-properties fo:margin-left="0.6in" fo:margin-right="0.3in" fo:text-indent="-0.3in" style:auto-text-indent="false">
        <style:tab-stops/>
      </style:paragraph-properties>
      <style:text-properties fo:font-size="75%" fo:font-weight="normal" style:font-size-asian="75%" style:font-weight-asian="normal" style:font-size-complex="75%" style:font-weight-complex="bold"/>
    </style:style>
    <style:style style:name="Heading_20_7" style:display-name="Heading 7" style:family="paragraph" style:parent-style-name="Heading" style:next-style-name="Text_20_body_20_indent" style:default-outline-level="7" style:class="text">
      <style:paragraph-properties fo:margin-left="0.9in" fo:margin-right="0.6in" fo:text-indent="-0.3in" style:auto-text-indent="false">
        <style:tab-stops/>
      </style:paragraph-properties>
      <style:text-properties fo:font-size="75%" fo:font-weight="normal" style:font-size-asian="75%" style:font-weight-asian="normal" style:font-size-complex="75%" style:font-weight-complex="bold"/>
    </style:style>
    <style:style style:name="Heading_20_8" style:display-name="Heading 8" style:family="paragraph" style:parent-style-name="Heading" style:next-style-name="Text_20_body_20_indent" style:default-outline-level="8" style:class="text">
      <style:paragraph-properties fo:margin-left="0.9in" fo:margin-right="0.6in" fo:text-indent="-0.3in" style:auto-text-indent="false">
        <style:tab-stops/>
      </style:paragraph-properties>
      <style:text-properties fo:font-size="75%" fo:font-weight="normal" style:font-size-asian="75%" style:font-weight-asian="normal" style:font-size-complex="75%" style:font-weight-complex="bold"/>
    </style:style>
    <style:style style:name="Heading_20_9" style:display-name="Heading 9" style:family="paragraph" style:parent-style-name="Heading" style:next-style-name="Text_20_body_20_indent" style:default-outline-level="9" style:class="text">
      <style:paragraph-properties fo:margin-left="0.9in" fo:margin-right="0.6in" fo:text-indent="-0.3in" style:auto-text-indent="false">
        <style:tab-stops/>
      </style:paragraph-properties>
      <style:text-properties fo:font-size="75%" fo:font-weight="normal" style:font-size-asian="75%" style:font-weight-asian="normal"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9in" fo:margin-right="0.6in" fo:text-indent="-0.3in" style:auto-text-indent="false">
        <style:tab-stops/>
      </style:paragraph-properties>
      <style:text-properties fo:font-size="75%" fo:font-weight="normal" style:font-size-asian="75%" style:font-weight-asian="normal" style:font-size-complex="75%" style:font-weight-complex="bold"/>
    </style:style>
    <style:style style:name="Text_20_body_20_indent" style:display-name="Text body indent" style:family="paragraph" style:parent-style-name="Text_20_body" style:class="text">
      <style:paragraph-properties fo:margin-left="0.3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 style:font-size-asian="10pt" style:font-name-complex="Lohit Devanagari2" style:font-size-complex="10pt"/>
    </style:style>
    <style:style style:name="Text" style:family="paragraph" style:parent-style-name="Caption" style:class="extra"/>
    <style:style style:name="Teletype" style:family="text">
      <style:text-properties style:text-position="-7% 100%" style:font-name="DejaVu Sans Mono" fo:font-size="10pt" style:font-name-asian="WenQuanYi Micro Hei" style:font-name-complex="Lohit Devanagari2"/>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5in" fo:margin-bottom="0.75in" fo:margin-left="1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799in" fo:margin-left="0in" fo:margin-right="0in" fo:margin-bottom="0.0799in" fo:border-top="none" fo:border-bottom="0.0071in solid #c0c0c0" fo:border-left="none" fo:border-right="none" fo:padding-top="0in" fo:padding-bottom="0.0799in" fo:padding-left="0in" fo:padding-right="0in" style:shadow="none" style:dynamic-spacing="false"/>
      </style:header-style>
      <style:footer-style>
        <style:header-footer-properties fo:min-height="0.2799in" fo:margin-left="0in" fo:margin-right="0in" fo:margin-top="0.0799in" fo:border-top="0.0071in solid #c0c0c0" fo:border-bottom="none" fo:border-left="none" fo:border-right="none" fo:padding-top="0.0799in" fo:padding-bottom="0in" fo:padding-left="0in" fo:padding-right="0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WVU Comp. Sci. 450“<text:title>Paul Prince's Multi-Programming Executive</text:title>: <text:user-defined style:data-style-name="N0" text:name="Subtitle">User's Manual</text:user-defined>”</text:p>
      </style:header>
      <style:footer>
        <text:p text:style-name="MP2">Page <text:page-number text:select-page="current">11</text:page-number> of <text:page-count>11</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Prince</meta:initial-creator>
    <meta:creation-date>2010-09-21T16:46:31</meta:creation-date>
    <dc:date>2011-02-28T14:24:23</dc:date>
    <meta:editing-duration>PT3H2S</meta:editing-duration>
    <meta:editing-cycles>18</meta:editing-cycles>
    <meta:generator>OpenOffice.org/3.3$Unix OpenOffice.org_project/330m20$Build-9567</meta:generator>
    <dc:title>Paul Prince's Multi-Programming Executive</dc:title>
    <meta:document-statistic meta:table-count="0" meta:image-count="0" meta:object-count="0" meta:page-count="11" meta:paragraph-count="135" meta:word-count="1498" meta:character-count="8517"/>
    <meta:user-defined meta:name="MPX_Version">R1</meta:user-defined>
    <meta:user-defined meta:name="Subtitle">User's Manual</meta:user-defined>
  </office:meta>
</office:document-meta>
</file>